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d640" officeooo:paragraph-rsid="0001d640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357e" officeooo:paragraph-rsid="0002357e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be68" officeooo:paragraph-rsid="0002be68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e9f8" officeooo:paragraph-rsid="000ae9f8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b690" officeooo:paragraph-rsid="000bb690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c5ce" officeooo:paragraph-rsid="000ec5ce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015c" officeooo:paragraph-rsid="0010015c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b689" officeooo:paragraph-rsid="0004b689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910a" officeooo:paragraph-rsid="0008910a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227d" officeooo:paragraph-rsid="0009227d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917d" officeooo:paragraph-rsid="0009917d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d672" officeooo:paragraph-rsid="0011d672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officeooo:paragraph-rsid="0009227d" fo:background-color="transparent"/>
    </style:style>
    <style:style style:name="P15" style:family="paragraph" style:parent-style-name="Standard">
      <style:text-properties officeooo:rsid="0005f115" officeooo:paragraph-rsid="00157041"/>
    </style:style>
    <style:style style:name="P16" style:family="paragraph" style:parent-style-name="Standard">
      <style:text-properties officeooo:rsid="00070c07" officeooo:paragraph-rsid="00157041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a5f" officeooo:paragraph-rsid="00187a5f" style:text-blinking="false" fo:background-color="transparent"/>
    </style:style>
    <style:style style:name="P18" style:family="paragraph" style:parent-style-name="Standard">
      <style:text-properties officeooo:rsid="001d641a" officeooo:paragraph-rsid="001d641a"/>
    </style:style>
    <style:style style:name="P19" style:family="paragraph" style:parent-style-name="Standard">
      <style:text-properties officeooo:rsid="001fdc6a" officeooo:paragraph-rsid="001fdc6a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b689" officeooo:paragraph-rsid="0004b689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6a5c5" officeooo:paragraph-rsid="0006a5c5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2be68" officeooo:paragraph-rsid="0002be68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2e3d" officeooo:paragraph-rsid="00122e3d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bbbf" officeooo:paragraph-rsid="0012bbbf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9843" officeooo:paragraph-rsid="00139843" style:text-blinking="false" fo:background-color="transparent"/>
    </style:style>
    <style:style style:name="P26" style:family="paragraph" style:parent-style-name="Standard">
      <style:text-properties officeooo:rsid="00190819" officeooo:paragraph-rsid="00190819" fo:background-color="transparent"/>
    </style:style>
    <style:style style:name="P27" style:family="paragraph" style:parent-style-name="Standard">
      <style:text-properties officeooo:rsid="00188211" officeooo:paragraph-rsid="00188211" fo:background-color="transparent"/>
    </style:style>
    <style:style style:name="P28" style:family="paragraph" style:parent-style-name="Standard">
      <style:text-properties officeooo:rsid="0005f115" officeooo:paragraph-rsid="00157041" fo:background-color="transparent"/>
    </style:style>
    <style:style style:name="T1" style:family="text">
      <style:text-properties officeooo:rsid="0001d640"/>
    </style:style>
    <style:style style:name="T2" style:family="text">
      <style:text-properties officeooo:rsid="00092d2e"/>
    </style:style>
    <style:style style:name="T3" style:family="text">
      <style:text-properties officeooo:rsid="0012c1d7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9227d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7a5f" style:text-blinking="false"/>
    </style:style>
    <style:style style:name="T6" style:family="text">
      <style:text-properties officeooo:rsid="001a08b1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81822697-7fff-031d-6f6c-9ffc6c33034d"/>Biasini <text:span text:style-name="T1">cotise</text:span></text:p>
      <text:p text:style-name="P1">esteban martin 10</text:p>
      <text:p text:style-name="P1">Alexis kerboul <text:span text:style-name="T1">15 </text:span></text:p>
      <text:p text:style-name="P1">arya khor <text:span text:style-name="T1">15 (a payé pour les deux)</text:span></text:p>
      <text:p text:style-name="P2">remi perrenne 20 </text:p>
      <text:p text:style-name="P2">quenbtin bonnet 10 </text:p>
      <text:p text:style-name="P2">Marzin ewen 20 </text:p>
      <text:p text:style-name="P2">Clément Hervé cotise soifguard</text:p>
      <text:p text:style-name="P2">alban dujardin cotise soifguard</text:p>
      <text:p text:style-name="P2">barre arthur <text:s/></text:p>
      <text:p text:style-name="P2">Jeremy braillon</text:p>
      <text:p text:style-name="P2">Albane hasbroucq 10</text:p>
      <text:p text:style-name="P2">Jack Evans 10</text:p>
      <text:p text:style-name="P2">raspielle</text:p>
      <text:p text:style-name="P2">damien faurre cotise mais paye pas tout de suite</text:p>
      <text:p text:style-name="P2">raspieller lydia </text:p>
      <text:p text:style-name="P2">Back Tom 10 </text:p>
      <text:p text:style-name="P2">Emile thompson 10,5</text:p>
      <text:p text:style-name="P3">Baudry Nolan 15</text:p>
      <text:p text:style-name="P3">guiard schmid nicolas 10</text:p>
      <text:p text:style-name="P3">di giorgi louis 20</text:p>
      <text:p text:style-name="P3">Barnabé Thérond 20</text:p>
      <text:p text:style-name="P3">Rafael Leclerc (via le lien 20) </text:p>
      <text:p text:style-name="P3">Luc biard (via le lien 20)</text:p>
      <text:p text:style-name="P3">Beranger des clercs 10,5</text:p>
      <text:p text:style-name="P3">nathan mouthors 8</text:p>
      <text:p text:style-name="P3">Antoine bossin (via le lien 25)</text:p>
      <text:p text:style-name="P3">alexis derail 20</text:p>
      <text:p text:style-name="P3">aymeriic eloir</text:p>
      <text:p text:style-name="P3">Cordel Hugo (10, pas cotisant)</text:p>
      <text:p text:style-name="P22">Anthony haddad 9 (cotisant ast)</text:p>
      <text:p text:style-name="P22">Kevin Samaha 9 (cotisant ast)</text:p>
      <text:p text:style-name="P22">jules blachon 3</text:p>
      <text:p text:style-name="P22">gabin delmotte 20 </text:p>
      <text:p text:style-name="P22">Romain Viseux 15 (via lien 0769137328)</text:p>
      <text:p text:style-name="P22">Haoulel Anas 20 ast</text:p>
      <text:p text:style-name="P22">ivan garcia harlouchet 10</text:p>
      <text:p text:style-name="P22">louan cubizolles 15</text:p>
      <text:p text:style-name="P22">elisa skowronek (pas cotisante 15) </text:p>
      <text:p text:style-name="P4">charlotte gressel (via le lien 13 ast)</text:p>
      <text:p text:style-name="P4">louis ciesielski 10,5</text:p>
      <text:p text:style-name="P4">maxime rouyez 10,5</text:p>
      <text:p text:style-name="P4"><text:soft-page-break/>maxime pivert 15</text:p>
      <text:p text:style-name="P9">martin jessenne 20 ast</text:p>
      <text:p text:style-name="P20">Kevin gebara a payé via lien 15</text:p>
      <text:p text:style-name="P21">baptiste michaud 15 </text:p>
      <text:p text:style-name="P21">elie boutros ast 12</text:p>
      <text:p text:style-name="P10">gabin sagot 20</text:p>
      <text:p text:style-name="P10">Joseph Bourgarer 10</text:p>
      <text:p text:style-name="P10">Jeanne tamburo 11 (ast je pense)</text:p>
      <text:p text:style-name="P10">Alice Lahoud (11 ast aussi)</text:p>
      <text:p text:style-name="P10">gabriel ramos 3 ast pas cotisant</text:p>
      <text:p text:style-name="P10">Solal Raymondjean 3 ast pas cotisant</text:p>
      <text:p text:style-name="P10">Reynaud <text:s/>Aurélie (ast 20 par lien)</text:p>
      <text:p text:style-name="P11">Richard Thomas (isup23 espece 20)</text:p>
      <text:p text:style-name="P14"><text:span text:style-name="T4">Helory Grenade 1</text:span><text:span text:style-name="T5">0</text:span></text:p>
      <text:p text:style-name="P11">guillaume setti <text:span text:style-name="T2">10 (par lydia)</text:span></text:p>
      <text:p text:style-name="P12">Aymeric papon 13,5 (par lydia)</text:p>
      <text:p text:style-name="P12">olivier fondeur (cottise via soifguard)</text:p>
      <text:p text:style-name="P5">yanis yarzhou 10</text:p>
      <text:p text:style-name="P5">matthieu toscano 10</text:p>
      <text:p text:style-name="P5">luigi romain 16 via lydia</text:p>
      <text:p text:style-name="P6">paul delort 20 liquide</text:p>
      <text:p text:style-name="P7">simon olekhnovitch 15</text:p>
      <text:p text:style-name="P8">henri desjonqueres 15</text:p>
      <text:p text:style-name="P13">pacome via soifguard</text:p>
      <text:p text:style-name="P23">clémence hamon 25 </text:p>
      <text:p text:style-name="P23">lucas legall cottise via soifguard</text:p>
      <text:p text:style-name="P24">axel chaumel <text:span text:style-name="T3">via soifguard</text:span></text:p>
      <text:p text:style-name="P25">liam fève via soifguard</text:p>
      <text:p text:style-name="P28">Killian Chasline <text:s/>20</text:p>
      <text:p text:style-name="P28">Florent Chanal 20</text:p>
      <text:p text:style-name="P15">Aliocha seror 10</text:p>
      <text:p text:style-name="P16">Antoine Laumonier via soifguard</text:p>
      <text:p text:style-name="P17">Jack <text:span text:style-name="T9">Evans 10 (avait déjà cottisé)</text:span></text:p>
      <text:p text:style-name="P27">Mathias Setterbald 10</text:p>
      <text:p text:style-name="P27">Lucas Dario 6 (ne cotise pas)</text:p>
      <text:p text:style-name="P26">Anthony PJ 10</text:p>
      <text:p text:style-name="P26">Matéo Le roux 20 (via lydia)</text:p>
      <text:p text:style-name="P26">Giraud Hua Adrien <text:span text:style-name="T6">23 </text:span>(via lydia)</text:p>
      <text:p text:style-name="P18"><text:span text:style-name="T8">un exté random a donné</text:span> 3€ pour une pinte</text:p>
      <text:p text:style-name="P19">griot cottise via soifgua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9-03T22:04:43.498000000</meta:creation-date>
    <dc:date>2024-10-12T19:13:46.157000000</dc:date>
    <meta:editing-duration>P3DT11H5M22S</meta:editing-duration>
    <meta:editing-cycles>28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82" meta:word-count="336" meta:character-count="1937" meta:non-whitespace-character-count="1668"/>
  </office:meta>
</office:document-meta>
</file>